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a894" officeooo:paragraph-rsid="001da894"/>
    </style:style>
    <style:style style:name="P2" style:family="paragraph" style:parent-style-name="Standard">
      <style:text-properties officeooo:rsid="001f2037" officeooo:paragraph-rsid="001f2037"/>
    </style:style>
    <style:style style:name="P3" style:family="paragraph" style:parent-style-name="Standard">
      <style:text-properties officeooo:rsid="002107c8" officeooo:paragraph-rsid="002107c8"/>
    </style:style>
    <style:style style:name="P4" style:family="paragraph" style:parent-style-name="Standard">
      <style:text-properties officeooo:rsid="00219567" officeooo:paragraph-rsid="00219567"/>
    </style:style>
    <style:style style:name="P5" style:family="paragraph" style:parent-style-name="Standard">
      <style:text-properties officeooo:rsid="0022fa37" officeooo:paragraph-rsid="0022fa37"/>
    </style:style>
    <style:style style:name="T1" style:family="text">
      <style:text-properties officeooo:rsid="001e245b"/>
    </style:style>
    <style:style style:name="T2" style:family="text">
      <style:text-properties officeooo:rsid="001f3034"/>
    </style:style>
    <style:style style:name="T3" style:family="text">
      <style:text-properties officeooo:rsid="00223e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:04 – He estado investigando un poco sobre json, e conseguido algo en la siguiente liga <text:a xlink:type="simple" xlink:href="https://forum.arduino.cc/index.php?topic=461471.0" text:style-name="Internet_20_link" text:visited-style-name="Visited_20_Internet_20_Link">https://forum.arduino.cc/index.php?topic=461471.0</text:a> .</text:p>
      <text:p text:style-name="P1">No es tan <text:span text:style-name="T1">difícil</text:span>, se usa la misma librería ethernet que hemos usado hasta el momento.</text:p>
      <text:p text:style-name="P2"/>
      <text:p text:style-name="P2"><text:span text:style-name="T2">11:13 – </text:span>El código que se presenta en la siguiente liga puede ser útil en algún momento.</text:p>
      <text:p text:style-name="P2"><text:a xlink:type="simple" xlink:href="https://arduinojson.org/example/http-client/" text:style-name="Internet_20_link" text:visited-style-name="Visited_20_Internet_20_Link">https://arduinojson.org/example/http-client/</text:a></text:p>
      <text:p text:style-name="P3">de igual manera para trabajar con la plataforma lo que que se presenta: <text:a xlink:type="simple" xlink:href="https://cybmeta.com/ajax-con-json-y-php-con-javascript-puro" text:style-name="Internet_20_link" text:visited-style-name="Visited_20_Internet_20_Link">https://cybmeta.com/ajax-con-json-y-php-con-javascript-puro</text:a></text:p>
      <text:p text:style-name="P3"/>
      <text:p text:style-name="P4">Para poder usar un json que es enviado al servidor desde un arduino u otra parte, este recurso puede ser <text:span text:style-name="T3">útil</text:span> para guiarnos <text:a xlink:type="simple" xlink:href="http://www.maxburstein.com/blog/reading-json-data-with-django/" text:style-name="Internet_20_link" text:visited-style-name="Visited_20_Internet_20_Link">http://www.maxburstein.com/blog/reading-json-data-with-django/</text:a>.</text:p>
      <text:p text:style-name="P5"><text:a xlink:type="simple" xlink:href="https://docs.python.org/3/library/json.html" text:style-name="Internet_20_link" text:visited-style-name="Visited_20_Internet_20_Link">https://docs.python.org/3/library/json.html</text:a></text:p>
      <text:p text:style-name="P5"/>
      <text:p text:style-name="P5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1:03:58.670433719</meta:creation-date>
    <dc:date>2018-01-25T11:25:22.712633308</dc:date>
    <meta:editing-duration>PT21M21S</meta:editing-duration>
    <meta:editing-cycles>9</meta:editing-cycles>
    <meta:generator>LibreOffice/5.3.7.2.0$Linux_X86_64 LibreOffice_project/30m0$Build-2</meta:generator>
    <meta:document-statistic meta:table-count="0" meta:image-count="0" meta:object-count="0" meta:page-count="1" meta:paragraph-count="7" meta:word-count="89" meta:character-count="719" meta:non-whitespace-character-count="635"/>
  </office:meta>
</office:document-meta>
</file>